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3721" officeooo:paragraph-rsid="00043721"/>
    </style:style>
    <style:style style:name="P2" style:family="paragraph" style:parent-style-name="Standard">
      <style:text-properties officeooo:paragraph-rsid="000453de"/>
    </style:style>
    <style:style style:name="T1" style:family="text">
      <style:text-properties officeooo:rsid="00043721"/>
    </style:style>
    <style:style style:name="T2" style:family="text">
      <style:text-properties officeooo:rsid="000453de"/>
    </style:style>
    <style:style style:name="T3" style:family="text">
      <style:text-properties officeooo:rsid="000461f2"/>
    </style:style>
    <style:style style:name="T4" style:family="text">
      <style:text-properties officeooo:rsid="000567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- <text:span text:style-name="T1">The usage of the powerful ros2_control framework</text:span></text:p>
      <text:p text:style-name="Standard">- <text:span text:style-name="T2">Simple network communication methodology </text:span></text:p>
      <text:p text:style-name="Standard">- <text:span text:style-name="T1">Simple </text:span><text:span text:style-name="T4">and innovative</text:span><text:span text:style-name="T1"> </text:span><text:span text:style-name="T3">mechanical </text:span><text:span text:style-name="T1">design</text:span></text:p>
      <text:p text:style-name="Standard">- <text:span text:style-name="T1">Cost efficient material</text:span><text:span text:style-name="T3">s</text:span></text:p>
      <text:p text:style-name="P2">- <text:span text:style-name="T1">Strength calculations conducted and verified </text:span><text:span text:style-name="T2">with factor of safety 2.5 which is relatively great</text:span></text:p>
      <text:p text:style-name="P2"><text:span text:style-name="T1">- </text:span><text:span text:style-name="T2">professional GUI design</text:span></text:p>
      <text:p text:style-name="P1">- <text:span text:style-name="T3">smooth and basic Electronics assembly</text:span></text:p>
      <text:p text:style-name="P1">- <text:span text:style-name="T3">Tested and simulated autonomous driving system on RViz2 and Gazebo</text:span></text:p>
      <text:p text:style-name="Standard">- <text:span text:style-name="T3">prototype was made and tested for control system (PID and Line following)</text:span></text:p>
      <text:p text:style-name="Standard">- <text:span text:style-name="T4">we have a Prof. From Yildiz Technical University as our Advisor </text:span></text:p>
      <text:p text:style-name="Standard">- <text:span text:style-name="T4">The team consists of different cultural backgrounds</text:span></text:p>
      <text:p text:style-name="Standard">- <text:span text:style-name="T4">Experienced members (competed in TEKNOFEST several times).</text:span></text:p>
      <text:p text:style-name="Standard">- 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7T14:13:42.391092805</meta:creation-date>
    <dc:date>2024-05-07T15:04:12.142546063</dc:date>
    <meta:editing-duration>PT8M4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3" meta:word-count="101" meta:character-count="646" meta:non-whitespace-character-count="555"/>
  </office:meta>
</office:document-meta>
</file>